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FFFFFF" fo:border-bottom="thin solid #999999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8" style:family="table-cell" style:parent-style-name="Default" style:data-style-name="N0">
      <style:table-cell-properties fo:border="thin solid #999999"/>
    </style:style>
    <style:style style:name="ce19" style:family="table-cell" style:parent-style-name="Default" style:data-style-name="N0">
      <style:table-cell-properties fo:border-top="thin solid #FFFFFF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1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2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3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50283333333333cm"/>
    </style:style>
    <style:style style:name="co5" style:family="table-column">
      <style:table-column-properties fo:break-before="auto" style:column-width="1.2065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29116666666667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0.9525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4">
            <text:p>count</text:p>
          </table:table-cell>
          <table:table-cell office:value-type="string" table:style-name="ce1">
            <text:p>주간</text:p>
          </table:table-cell>
          <table:table-cell office:value-type="string" table:style-name="ce1">
            <text:p>월간</text:p>
          </table:table-cell>
          <table:table-cell office:value-type="string" table:style-name="ce1">
            <text:p>연간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117" table:style-name="ce2">
            <text:p>2117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45" table:style-name="ce2">
            <text:p>2145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9" table:style-name="ce2">
            <text:p>43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06" table:style-name="ce2">
            <text:p>60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88" table:style-name="ce6">
            <text:p>18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08" table:style-name="ce2">
            <text:p>10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1" table:style-name="ce2">
            <text:p>201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934" table:style-name="ce2">
            <text:p>193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242" table:style-name="ce2">
            <text:p>224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4" table:style-name="ce2">
            <text:p>24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18" table:style-name="ce2">
            <text:p>41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1" table:style-name="ce2">
            <text:p>351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9" table:style-name="ce2">
            <text:p>19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8" table:style-name="ce2">
            <text:p>20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8" table:style-name="ce2">
            <text:p>186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396" table:style-name="ce2">
            <text:p>23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48" table:style-name="ce2">
            <text:p>24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2" table:style-name="ce2">
            <text:p>24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7" table:style-name="ce2">
            <text:p>437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96" table:style-name="ce2">
            <text:p>6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59" table:style-name="ce2">
            <text:p>35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7" table:style-name="ce2">
            <text:p>97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8" table:style-name="ce2">
            <text:p>8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10" table:style-name="ce2">
            <text:p>210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65" table:style-name="ce2">
            <text:p>1865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22" table:style-name="ce2">
            <text:p>22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1" table:style-name="ce2">
            <text:p>151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59" table:style-name="ce2">
            <text:p>25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38" table:style-name="ce2">
            <text:p>43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647" table:style-name="ce2">
            <text:p>647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9" table:style-name="ce2">
            <text:p>2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4" table:style-name="ce2">
            <text:p>24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1832" table:style-name="ce2">
            <text:p>183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929" table:style-name="ce2">
            <text:p>292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float" office:value="217" table:style-name="ce2">
            <text:p>217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float" office:value="159" table:style-name="ce2">
            <text:p>15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8" table:style-name="ce2">
            <text:p>26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45" table:style-name="ce2">
            <text:p>245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464" table:style-name="ce2">
            <text:p>46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732" table:style-name="ce2">
            <text:p>732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369" table:style-name="ce2">
            <text:p>369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198" table:style-name="ce2">
            <text:p>19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96" table:style-name="ce2">
            <text:p>9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84" table:style-name="ce2">
            <text:p>8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table:style-name="ce2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float" office:value="265" table:style-name="ce2">
            <text:p>265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float" office:value="206" table:style-name="ce2">
            <text:p>20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7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7">
            <text:p>DEV</text:p>
          </table:table-cell>
          <table:table-cell table:style-name="ce7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1688" table:style-name="ce6">
            <text:p>168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1650" table:style-name="ce6">
            <text:p>1650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PRD</text:p>
          </table:table-cell>
          <table:table-cell office:value-type="float" office:value="243" table:style-name="ce6">
            <text:p>243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STG</text:p>
          </table:table-cell>
          <table:table-cell office:value-type="float" office:value="173" table:style-name="ce6">
            <text:p>173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6">
            <text:p>DEV</text:p>
          </table:table-cell>
          <table:table-cell table:style-name="ce6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530" table:style-name="ce6">
            <text:p>530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378" table:style-name="ce6">
            <text:p>37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581" table:style-name="ce6">
            <text:p>581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624" table:style-name="ce6">
            <text:p>624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393" table:style-name="ce6">
            <text:p>393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350" table:style-name="ce6">
            <text:p>350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78" table:style-name="ce6">
            <text:p>78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86" table:style-name="ce6">
            <text:p>8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PRD</text:p>
          </table:table-cell>
          <table:table-cell office:value-type="float" office:value="243" table:style-name="ce6">
            <text:p>243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STG</text:p>
          </table:table-cell>
          <table:table-cell office:value-type="float" office:value="236" table:style-name="ce6">
            <text:p>236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6">
            <text:p>DEV</text:p>
          </table:table-cell>
          <table:table-cell table:style-name="ce6"/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5">
            <text:p>O</text:p>
          </table:table-cell>
          <table:table-cell table:number-columns-repeated="16375"/>
        </table:table-row>
        <table:table-row table:number-rows-repeated="1048461" table:style-name="ro1">
          <table:table-cell table:number-columns-repeated="16384"/>
        </table:table-row>
      </table:table>
      <table:table table:name="전체_VM_요약" table:style-name="ta1"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4" svg:x="0.25in" svg:y="0.03646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3754" table:style-name="ce10">
            <text:p>3754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NA</text:p>
          </table:table-cell>
          <table:table-cell office:value-type="float" office:value="1205" table:style-name="ce13">
            <text:p>1205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EU</text:p>
          </table:table-cell>
          <table:table-cell office:value-type="float" office:value="908" table:style-name="ce13">
            <text:p>908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N</text:p>
          </table:table-cell>
          <table:table-cell office:value-type="float" office:value="743" table:style-name="ce13">
            <text:p>743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G</text:p>
          </table:table-cell>
          <table:table-cell office:value-type="float" office:value="479" table:style-name="ce13">
            <text:p>47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RU</text:p>
          </table:table-cell>
          <table:table-cell office:value-type="float" office:value="164" table:style-name="ce15">
            <text:p>1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253" table:formula="of:=SUM([.B5:.B10])" table:style-name="ce1">
            <text:p>7253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1">
            <draw:frame draw:z-index="1" draw:id="id0" draw:style-name="a0" draw:name="차트 2" svg:x="0.45833in" svg:y="0.21875in" svg:width="6.1811in" svg:height="3.4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10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6228" table:style-name="ce10">
            <text:p>6228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6182" table:style-name="ce13">
            <text:p>6182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6317" table:style-name="ce13">
            <text:p>6317</text:p>
          </table:table-cell>
          <table:table-cell table:number-columns-repeated="6"/>
          <table:table-cell table:style-name="ce1">
            <draw:frame draw:z-index="3" draw:id="id2" draw:style-name="a2" draw:name="차트 5" svg:x="0.16146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6">
            <text:p>4월</text:p>
          </table:table-cell>
          <table:table-cell office:value-type="float" office:value="6817" table:style-name="ce13">
            <text:p>6817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5월</text:p>
          </table:table-cell>
          <table:table-cell office:value-type="float" office:value="6970" table:style-name="ce13">
            <text:p>6970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6월</text:p>
          </table:table-cell>
          <table:table-cell office:value-type="float" office:value="7253" table:style-name="ce13">
            <text:p>7253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39767" table:style-name="ce18">
            <text:p>39767</text:p>
          </table:table-cell>
          <table:table-cell table:number-columns-repeated="16382"/>
        </table:table-row>
        <table:table-row table:number-rows-repeated="1048549" table:style-name="ro2">
          <table:table-cell table:number-columns-repeated="16384"/>
        </table:table-row>
      </table:table>
      <table:table table:name="요약_KR" table:style-name="ta2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/>
          <table:table-cell table:style-name="ce1">
            <draw:frame draw:z-index="1" draw:id="id3" draw:style-name="a3" draw:name="차트 1" svg:x="0.58333in" svg:y="0in" svg:width="6.1811in" svg:height="3.46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1931" table:style-name="ce10">
            <text:p>193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1823" table:style-name="ce15">
            <text:p>1823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2" draw:id="id4" draw:style-name="a4" draw:name="차트 7" svg:x="0.59375in" svg:y="0.20833in" svg:width="6.1811in" svg:height="3.46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2117" table:style-name="ce9">
            <text:p>2117</text:p>
          </table:table-cell>
          <table:table-cell office:value-type="float" office:value="1375" table:style-name="ce21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1934" table:style-name="ce16">
            <text:p>1934</text:p>
          </table:table-cell>
          <table:table-cell office:value-type="float" office:value="1437" table:style-name="ce22">
            <text:p>1437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1868" table:style-name="ce16">
            <text:p>1868</text:p>
          </table:table-cell>
          <table:table-cell office:value-type="float" office:value="1605" table:style-name="ce22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2087" table:style-name="ce16">
            <text:p>2087</text:p>
          </table:table-cell>
          <table:table-cell office:value-type="float" office:value="1881" table:style-name="ce22">
            <text:p>1881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2049" table:style-name="ce16">
            <text:p>2049</text:p>
          </table:table-cell>
          <table:table-cell office:value-type="float" office:value="1994" table:style-name="ce22">
            <text:p>199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1931" table:style-name="ce16">
            <text:p>1931</text:p>
          </table:table-cell>
          <table:table-cell office:value-type="float" office:value="1823" table:style-name="ce22">
            <text:p>1823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11986" table:style-name="ce17">
            <text:p>11986</text:p>
          </table:table-cell>
          <table:table-cell office:value-type="float" office:value="10115" table:style-name="ce23">
            <text:p>10115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NA" table:style-name="ta2">
        <table:table-column table:style-name="co2" table:default-cell-style-name="ce1"/>
        <table:table-column table:style-name="co9" table:default-cell-style-name="ce1"/>
        <table:table-column table:style-name="co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NA</text:p>
          </table:table-cell>
          <table:table-cell/>
          <table:table-cell table:style-name="ce1">
            <draw:frame draw:z-index="2" draw:id="id6" draw:style-name="a6" draw:name="차트 3" svg:x="0.59375in" svg:y="0in" svg:width="6.1811in" svg:height="3.46457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581" table:style-name="ce10">
            <text:p>58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624" table:style-name="ce15">
            <text:p>624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1" draw:id="id5" draw:style-name="a5" draw:name="차트 2" svg:x="0.59375in" svg:y="0.20833in" svg:width="6.1811in" svg:height="3.46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439" table:style-name="ce9">
            <text:p>439</text:p>
          </table:table-cell>
          <table:table-cell office:value-type="float" office:value="606" table:style-name="ce21">
            <text:p>606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418" table:style-name="ce16">
            <text:p>418</text:p>
          </table:table-cell>
          <table:table-cell office:value-type="float" office:value="696" table:style-name="ce22">
            <text:p>696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437" table:style-name="ce16">
            <text:p>437</text:p>
          </table:table-cell>
          <table:table-cell office:value-type="float" office:value="696" table:style-name="ce22">
            <text:p>696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438" table:style-name="ce16">
            <text:p>438</text:p>
          </table:table-cell>
          <table:table-cell office:value-type="float" office:value="647" table:style-name="ce22">
            <text:p>647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464" table:style-name="ce16">
            <text:p>464</text:p>
          </table:table-cell>
          <table:table-cell office:value-type="float" office:value="732" table:style-name="ce22">
            <text:p>73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581" table:style-name="ce16">
            <text:p>581</text:p>
          </table:table-cell>
          <table:table-cell office:value-type="float" office:value="624" table:style-name="ce22">
            <text:p>624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2777" table:style-name="ce17">
            <text:p>2777</text:p>
          </table:table-cell>
          <table:table-cell office:value-type="float" office:value="4001" table:style-name="ce23">
            <text:p>4001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E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EU</text:p>
          </table:table-cell>
          <table:table-cell/>
          <table:table-cell table:style-name="ce1">
            <draw:frame draw:z-index="2" draw:id="id8" draw:style-name="a8" draw:name="차트 2" svg:x="0.59375in" svg:y="0in" svg:width="6.1811in" svg:height="3.46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530" table:style-name="ce10">
            <text:p>53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378" table:style-name="ce15">
            <text:p>378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1" draw:id="id7" draw:style-name="a7" draw:name="차트 1" svg:x="0.59375in" svg:y="0.20833in" svg:width="6.1811in" svg:height="3.46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244" table:style-name="ce9">
            <text:p>244</text:p>
          </table:table-cell>
          <table:table-cell office:value-type="float" office:value="242" table:style-name="ce21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244" table:style-name="ce16">
            <text:p>244</text:p>
          </table:table-cell>
          <table:table-cell office:value-type="float" office:value="242" table:style-name="ce22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248" table:style-name="ce16">
            <text:p>248</text:p>
          </table:table-cell>
          <table:table-cell office:value-type="float" office:value="242" table:style-name="ce22">
            <text:p>24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259" table:style-name="ce16">
            <text:p>259</text:p>
          </table:table-cell>
          <table:table-cell office:value-type="float" office:value="245" table:style-name="ce22">
            <text:p>24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268" table:style-name="ce16">
            <text:p>268</text:p>
          </table:table-cell>
          <table:table-cell office:value-type="float" office:value="245" table:style-name="ce22">
            <text:p>245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530" table:style-name="ce16">
            <text:p>530</text:p>
          </table:table-cell>
          <table:table-cell office:value-type="float" office:value="378" table:style-name="ce22">
            <text:p>378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1793" table:style-name="ce17">
            <text:p>1793</text:p>
          </table:table-cell>
          <table:table-cell office:value-type="float" office:value="1594" table:style-name="ce23">
            <text:p>1594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CN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CN</text:p>
          </table:table-cell>
          <table:table-cell/>
          <table:table-cell table:style-name="ce1">
            <draw:frame draw:z-index="2" draw:id="id10" draw:style-name="a10" draw:name="차트 2" svg:x="0.59375in" svg:y="0in" svg:width="6.1811in" svg:height="3.46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393" table:style-name="ce10">
            <text:p>393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350" table:style-name="ce15">
            <text:p>350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1" draw:id="id9" draw:style-name="a9" draw:name="차트 1" svg:x="0.59375in" svg:y="0.20833in" svg:width="6.1811in" svg:height="3.46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351" table:style-name="ce9">
            <text:p>351</text:p>
          </table:table-cell>
          <table:table-cell office:value-type="float" office:value="188" table:style-name="ce21">
            <text:p>1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351" table:style-name="ce16">
            <text:p>351</text:p>
          </table:table-cell>
          <table:table-cell office:value-type="float" office:value="199" table:style-name="ce22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359" table:style-name="ce16">
            <text:p>35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369" table:style-name="ce16">
            <text:p>36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369" table:style-name="ce16">
            <text:p>369</text:p>
          </table:table-cell>
          <table:table-cell office:value-type="float" office:value="198" table:style-name="ce22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393" table:style-name="ce16">
            <text:p>393</text:p>
          </table:table-cell>
          <table:table-cell office:value-type="float" office:value="350" table:style-name="ce22">
            <text:p>350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2192" table:style-name="ce17">
            <text:p>2192</text:p>
          </table:table-cell>
          <table:table-cell office:value-type="float" office:value="1331" table:style-name="ce23">
            <text:p>1331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RU" table:style-name="ta2">
        <table:table-column table:style-name="co2" table:number-columns-repeated="3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RU</text:p>
          </table:table-cell>
          <table:table-cell/>
          <table:table-cell table:style-name="ce1">
            <draw:frame draw:z-index="2" draw:id="id12" draw:style-name="a12" draw:name="차트 2" svg:x="0.59375in" svg:y="0in" svg:width="6.1811in" svg:height="3.46457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테넌트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D</text:p>
          </table:table-cell>
          <table:table-cell office:value-type="float" office:value="78" table:style-name="ce10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STG</text:p>
          </table:table-cell>
          <table:table-cell office:value-type="float" office:value="86" table:style-name="ce15">
            <text:p>86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1" draw:id="id11" draw:style-name="a11" draw:name="차트 1" svg:x="0.59375in" svg:y="0.20833in" svg:width="6.1811in" svg:height="3.46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테넌트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1월</text:p>
          </table:table-cell>
          <table:table-cell office:value-type="float" office:value="108" table:style-name="ce9">
            <text:p>108</text:p>
          </table:table-cell>
          <table:table-cell office:value-type="float" office:value="88" table:style-name="ce2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2월</text:p>
          </table:table-cell>
          <table:table-cell office:value-type="float" office:value="96" table:style-name="ce16">
            <text:p>96</text:p>
          </table:table-cell>
          <table:table-cell office:value-type="float" office:value="88" table:style-name="ce22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3월</text:p>
          </table:table-cell>
          <table:table-cell office:value-type="float" office:value="97" table:style-name="ce16">
            <text:p>97</text:p>
          </table:table-cell>
          <table:table-cell office:value-type="float" office:value="88" table:style-name="ce22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4월</text:p>
          </table:table-cell>
          <table:table-cell office:value-type="float" office:value="96" table:style-name="ce16">
            <text:p>96</text:p>
          </table:table-cell>
          <table:table-cell office:value-type="float" office:value="84" table:style-name="ce22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5월</text:p>
          </table:table-cell>
          <table:table-cell office:value-type="float" office:value="96" table:style-name="ce16">
            <text:p>96</text:p>
          </table:table-cell>
          <table:table-cell office:value-type="float" office:value="84" table:style-name="ce22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6월</text:p>
          </table:table-cell>
          <table:table-cell office:value-type="float" office:value="78" table:style-name="ce16">
            <text:p>78</text:p>
          </table:table-cell>
          <table:table-cell office:value-type="float" office:value="86" table:style-name="ce22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571" table:style-name="ce17">
            <text:p>571</text:p>
          </table:table-cell>
          <table:table-cell office:value-type="float" office:value="518" table:style-name="ce23">
            <text:p>518</text:p>
          </table:table-cell>
          <table:table-cell table:number-columns-repeated="16381"/>
        </table:table-row>
        <table:table-row table:number-rows-repeated="1048546" table:style-name="ro2">
          <table:table-cell table:number-columns-repeated="16384"/>
        </table:table-row>
      </table:table>
      <table:table table:name="요약_SG" table:style-name="ta2">
        <table:table-column table:style-name="co2" table:number-columns-repeated="3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SG</text:p>
          </table:table-cell>
          <table:table-cell table:number-columns-repeated="2"/>
          <table:table-cell table:style-name="ce1">
            <draw:frame draw:z-index="1" draw:id="id13" draw:style-name="a13" draw:name="차트 1" svg:x="0.00521in" svg:y="0.00521in" svg:width="6.22047in" svg:height="3.4645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10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10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RD</text:p>
          </table:table-cell>
          <table:table-cell office:value-type="float" office:value="243" table:style-name="ce10">
            <text:p>243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TG</text:p>
          </table:table-cell>
          <table:table-cell office:value-type="float" office:value="236" table:style-name="ce13">
            <text:p>236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총합계</text:p>
          </table:table-cell>
          <table:table-cell office:value-type="float" office:value="479" table:style-name="ce18">
            <text:p>479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1">
            <draw:frame draw:z-index="2" draw:id="id14" draw:style-name="a14" draw:name="차트 2" svg:x="0in" svg:y="0.21354in" svg:width="6.22047in" svg:height="3.46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8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9">
            <text:p>합계 : count</text:p>
          </table:table-cell>
          <table:table-cell office:value-type="string" table:style-name="ce9">
            <text:p>열 레이블</text:p>
          </table:table-cell>
          <table:table-cell table:style-name="ce20"/>
          <table:table-cell table:number-columns-repeated="16381"/>
        </table:table-row>
        <table:table-row table:style-name="ro1">
          <table:table-cell office:value-type="string" table:style-name="ce9">
            <text:p>행 레이블</text:p>
          </table:table-cell>
          <table:table-cell office:value-type="string" table:style-name="ce9">
            <text:p>PRD</text:p>
          </table:table-cell>
          <table:table-cell office:value-type="string" table:style-name="ce21">
            <text:p>STG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1월</text:p>
          </table:table-cell>
          <table:table-cell office:value-type="float" office:value="269" table:style-name="ce9">
            <text:p>269</text:p>
          </table:table-cell>
          <table:table-cell office:value-type="float" office:value="201" table:style-name="ce21">
            <text:p>20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월</text:p>
          </table:table-cell>
          <table:table-cell office:value-type="float" office:value="269" table:style-name="ce16">
            <text:p>269</text:p>
          </table:table-cell>
          <table:table-cell office:value-type="float" office:value="208" table:style-name="ce22">
            <text:p>208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3월</text:p>
          </table:table-cell>
          <table:table-cell office:value-type="float" office:value="269" table:style-name="ce16">
            <text:p>269</text:p>
          </table:table-cell>
          <table:table-cell office:value-type="float" office:value="210" table:style-name="ce22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4월</text:p>
          </table:table-cell>
          <table:table-cell office:value-type="float" office:value="269" table:style-name="ce16">
            <text:p>269</text:p>
          </table:table-cell>
          <table:table-cell office:value-type="float" office:value="244" table:style-name="ce22">
            <text:p>244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5월</text:p>
          </table:table-cell>
          <table:table-cell office:value-type="float" office:value="265" table:style-name="ce16">
            <text:p>265</text:p>
          </table:table-cell>
          <table:table-cell office:value-type="float" office:value="206" table:style-name="ce22">
            <text:p>206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6월</text:p>
          </table:table-cell>
          <table:table-cell office:value-type="float" office:value="243" table:style-name="ce16">
            <text:p>243</text:p>
          </table:table-cell>
          <table:table-cell office:value-type="float" office:value="236" table:style-name="ce22">
            <text:p>236</text:p>
          </table:table-cell>
          <table:table-cell table:number-columns-repeated="16381"/>
        </table:table-row>
        <table:table-row table:style-name="ro2">
          <table:table-cell office:value-type="string" table:style-name="ce24">
            <text:p>총합계</text:p>
          </table:table-cell>
          <table:table-cell office:value-type="float" office:value="1584" table:style-name="ce17">
            <text:p>1584</text:p>
          </table:table-cell>
          <table:table-cell office:value-type="float" office:value="1305" table:style-name="ce23">
            <text:p>1305</text:p>
          </table:table-cell>
          <table:table-cell table:number-columns-repeated="16381"/>
        </table:table-row>
        <table:table-row table:number-rows-repeated="1048545" table:style-name="ro2">
          <table:table-cell table:number-columns-repeated="16384"/>
        </table:table-row>
      </table:table>
      <table:database-ranges>
        <table:database-range table:target-range-address="6월집계.B1:6월집계.I96" table:name="표1_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6T06:37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6.0002362204724pt" svg:width="445.0391338582677pt" chart:style-name="Crt0"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228"/>
          </table:table-row>
          <table:table-row>
            <table:table-cell office:value-type="string">
              <text:p>2월</text:p>
            </table:table-cell>
            <table:table-cell office:value-type="float" office:value="6182"/>
          </table:table-row>
          <table:table-row>
            <table:table-cell office:value-type="string">
              <text:p>3월</text:p>
            </table:table-cell>
            <table:table-cell office:value-type="float" office:value="6317"/>
          </table:table-row>
          <table:table-row>
            <table:table-cell office:value-type="string">
              <text:p>4월</text:p>
            </table:table-cell>
            <table:table-cell office:value-type="float" office:value="6573"/>
          </table:table-row>
          <table:table-row>
            <table:table-cell office:value-type="string">
              <text:p>5월</text:p>
            </table:table-cell>
            <table:table-cell office:value-type="float" office:value="6970"/>
          </table:table-row>
          <table:table-row>
            <table:table-cell office:value-type="string">
              <text:p>6월</text:p>
            </table:table-cell>
            <table:table-cell office:value-type="float" office:value="725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51"/>
            <table:table-cell office:value-type="float" office:value="188"/>
          </table:table-row>
          <table:table-row>
            <table:table-cell office:value-type="string">
              <text:p>2월</text:p>
            </table:table-cell>
            <table:table-cell office:value-type="float" office:value="351"/>
            <table:table-cell office:value-type="float" office:value="199"/>
          </table:table-row>
          <table:table-row>
            <table:table-cell office:value-type="string">
              <text:p>3월</text:p>
            </table:table-cell>
            <table:table-cell office:value-type="float" office:value="359"/>
            <table:table-cell office:value-type="float" office:value="198"/>
          </table:table-row>
          <table:table-row>
            <table:table-cell office:value-type="string">
              <text:p>4월</text:p>
            </table:table-cell>
            <table:table-cell office:value-type="float" office:value="369"/>
            <table:table-cell office:value-type="float" office:value="198"/>
          </table:table-row>
          <table:table-row>
            <table:table-cell office:value-type="string">
              <text:p>5월</text:p>
            </table:table-cell>
            <table:table-cell office:value-type="float" office:value="369"/>
            <table:table-cell office:value-type="float" office:value="198"/>
          </table:table-row>
          <table:table-row>
            <table:table-cell office:value-type="string">
              <text:p>6월</text:p>
            </table:table-cell>
            <table:table-cell office:value-type="float" office:value="393"/>
            <table:table-cell office:value-type="float" office:value="35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393"/>
          </table:table-row>
          <table:table-row>
            <table:table-cell office:value-type="string">
              <text:p>STG</text:p>
            </table:table-cell>
            <table:table-cell office:value-type="float" office:value="35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08"/>
            <table:table-cell office:value-type="float" office:value="88"/>
          </table:table-row>
          <table:table-row>
            <table:table-cell office:value-type="string">
              <text:p>2월</text:p>
            </table:table-cell>
            <table:table-cell office:value-type="float" office:value="96"/>
            <table:table-cell office:value-type="float" office:value="88"/>
          </table:table-row>
          <table:table-row>
            <table:table-cell office:value-type="string">
              <text:p>3월</text:p>
            </table:table-cell>
            <table:table-cell office:value-type="float" office:value="97"/>
            <table:table-cell office:value-type="float" office:value="88"/>
          </table:table-row>
          <table:table-row>
            <table:table-cell office:value-type="string">
              <text:p>4월</text:p>
            </table:table-cell>
            <table:table-cell office:value-type="float" office:value="96"/>
            <table:table-cell office:value-type="float" office:value="84"/>
          </table:table-row>
          <table:table-row>
            <table:table-cell office:value-type="string">
              <text:p>5월</text:p>
            </table:table-cell>
            <table:table-cell office:value-type="float" office:value="96"/>
            <table:table-cell office:value-type="float" office:value="84"/>
          </table:table-row>
          <table:table-row>
            <table:table-cell office:value-type="string">
              <text:p>6월</text:p>
            </table:table-cell>
            <table:table-cell office:value-type="float" office:value="78"/>
            <table:table-cell office:value-type="float" office:value="8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8"/>
          </table:table-row>
          <table:table-row>
            <table:table-cell office:value-type="string">
              <text:p>STG</text:p>
            </table:table-cell>
            <table:table-cell office:value-type="float" office:value="86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7.873779527559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43"/>
          </table:table-row>
          <table:table-row>
            <table:table-cell office:value-type="string">
              <text:p>STG</text:p>
            </table:table-cell>
            <table:table-cell office:value-type="float" office:value="236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9.4489763779528pt" svg:width="447.873779527559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69"/>
            <table:table-cell office:value-type="float" office:value="201"/>
          </table:table-row>
          <table:table-row>
            <table:table-cell office:value-type="string">
              <text:p>2월</text:p>
            </table:table-cell>
            <table:table-cell office:value-type="float" office:value="269"/>
            <table:table-cell office:value-type="float" office:value="208"/>
          </table:table-row>
          <table:table-row>
            <table:table-cell office:value-type="string">
              <text:p>3월</text:p>
            </table:table-cell>
            <table:table-cell office:value-type="float" office:value="269"/>
            <table:table-cell office:value-type="float" office:value="210"/>
          </table:table-row>
          <table:table-row>
            <table:table-cell office:value-type="string">
              <text:p>4월</text:p>
            </table:table-cell>
            <table:table-cell office:value-type="float" office:value="269"/>
            <table:table-cell office:value-type="float" office:value="244"/>
          </table:table-row>
          <table:table-row>
            <table:table-cell office:value-type="string">
              <text:p>5월</text:p>
            </table:table-cell>
            <table:table-cell office:value-type="float" office:value="265"/>
            <table:table-cell office:value-type="float" office:value="206"/>
          </table:table-row>
          <table:table-row>
            <table:table-cell office:value-type="string">
              <text:p>6월</text:p>
            </table:table-cell>
            <table:table-cell office:value-type="float" office:value="243"/>
            <table:table-cell office:value-type="float" office:value="2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전체_VM_요약.$A$5:.$A$10"/>
          </chart:axis>
          <chart:axis chart:dimension="y"/>
          <chart:series chart:label-cell-address="전체_VM_요약.$B$4" chart:values-cell-range-address="전체_VM_요약.$B$5:.$B$10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73.0965354330709pt" svg:y="1.257244094488189pt" chart:style-name="DL005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전체_VM_요약.$A$21:.$A$26"/>
          </chart:axis>
          <chart:series chart:values-cell-range-address="전체_VM_요약.$B$21:.$B$26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PRD</text:p>
            </table:table-cell>
            <table:table-cell office:value-type="float" office:value="1931"/>
          </table:table-row>
          <table:table-row>
            <table:table-cell office:value-type="string">
              <text:p>KR STG</text:p>
            </table:table-cell>
            <table:table-cell office:value-type="float" office:value="182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117"/>
            <table:table-cell office:value-type="float" office:value="1375"/>
          </table:table-row>
          <table:table-row>
            <table:table-cell office:value-type="string">
              <text:p>2월</text:p>
            </table:table-cell>
            <table:table-cell office:value-type="float" office:value="1934"/>
            <table:table-cell office:value-type="float" office:value="1437"/>
          </table:table-row>
          <table:table-row>
            <table:table-cell office:value-type="string">
              <text:p>3월</text:p>
            </table:table-cell>
            <table:table-cell office:value-type="float" office:value="1868"/>
            <table:table-cell office:value-type="float" office:value="1605"/>
          </table:table-row>
          <table:table-row>
            <table:table-cell office:value-type="string">
              <text:p>4월</text:p>
            </table:table-cell>
            <table:table-cell office:value-type="float" office:value="2087"/>
            <table:table-cell office:value-type="float" office:value="1881"/>
          </table:table-row>
          <table:table-row>
            <table:table-cell office:value-type="string">
              <text:p>5월</text:p>
            </table:table-cell>
            <table:table-cell office:value-type="float" office:value="2049"/>
            <table:table-cell office:value-type="float" office:value="1994"/>
          </table:table-row>
          <table:table-row>
            <table:table-cell office:value-type="string">
              <text:p>6월</text:p>
            </table:table-cell>
            <table:table-cell office:value-type="float" office:value="1931"/>
            <table:table-cell office:value-type="float" office:value="1823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439"/>
            <table:table-cell office:value-type="float" office:value="606"/>
          </table:table-row>
          <table:table-row>
            <table:table-cell office:value-type="string">
              <text:p>2월</text:p>
            </table:table-cell>
            <table:table-cell office:value-type="float" office:value="418"/>
            <table:table-cell office:value-type="float" office:value="696"/>
          </table:table-row>
          <table:table-row>
            <table:table-cell office:value-type="string">
              <text:p>3월</text:p>
            </table:table-cell>
            <table:table-cell office:value-type="float" office:value="437"/>
            <table:table-cell office:value-type="float" office:value="696"/>
          </table:table-row>
          <table:table-row>
            <table:table-cell office:value-type="string">
              <text:p>4월</text:p>
            </table:table-cell>
            <table:table-cell office:value-type="float" office:value="438"/>
            <table:table-cell office:value-type="float" office:value="647"/>
          </table:table-row>
          <table:table-row>
            <table:table-cell office:value-type="string">
              <text:p>5월</text:p>
            </table:table-cell>
            <table:table-cell office:value-type="float" office:value="464"/>
            <table:table-cell office:value-type="float" office:value="732"/>
          </table:table-row>
          <table:table-row>
            <table:table-cell office:value-type="string">
              <text:p>6월</text:p>
            </table:table-cell>
            <table:table-cell office:value-type="float" office:value="581"/>
            <table:table-cell office:value-type="float" office:value="62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81"/>
          </table:table-row>
          <table:table-row>
            <table:table-cell office:value-type="string">
              <text:p>STG</text:p>
            </table:table-cell>
            <table:table-cell office:value-type="float" office:value="62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P5">
      <style:graphic-properties draw:fill="solid" draw:fill-color="#ed7d31" draw:opacity="100%" draw:stroke="none"/>
    </style:style>
  </office:automatic-styles>
  <office:body>
    <office:chart>
      <chart:chart chart:class="chart:bar" svg:height="249.4489763779528pt" svg:width="445.039133858267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5"/>
            <chart:data-point chart:style-name="G0S1P5">
              <chart:data-label chart:style-name="DL01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44"/>
            <table:table-cell office:value-type="float" office:value="242"/>
          </table:table-row>
          <table:table-row>
            <table:table-cell office:value-type="string">
              <text:p>2월</text:p>
            </table:table-cell>
            <table:table-cell office:value-type="float" office:value="244"/>
            <table:table-cell office:value-type="float" office:value="242"/>
          </table:table-row>
          <table:table-row>
            <table:table-cell office:value-type="string">
              <text:p>3월</text:p>
            </table:table-cell>
            <table:table-cell office:value-type="float" office:value="248"/>
            <table:table-cell office:value-type="float" office:value="242"/>
          </table:table-row>
          <table:table-row>
            <table:table-cell office:value-type="string">
              <text:p>4월</text:p>
            </table:table-cell>
            <table:table-cell office:value-type="float" office:value="259"/>
            <table:table-cell office:value-type="float" office:value="245"/>
          </table:table-row>
          <table:table-row>
            <table:table-cell office:value-type="string">
              <text:p>5월</text:p>
            </table:table-cell>
            <table:table-cell office:value-type="float" office:value="268"/>
            <table:table-cell office:value-type="float" office:value="245"/>
          </table:table-row>
          <table:table-row>
            <table:table-cell office:value-type="string">
              <text:p>6월</text:p>
            </table:table-cell>
            <table:table-cell office:value-type="float" office:value="530"/>
            <table:table-cell office:value-type="float" office:value="37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49.4489763779528pt" svg:width="445.039133858267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30"/>
          </table:table-row>
          <table:table-row>
            <table:table-cell office:value-type="string">
              <text:p>STG</text:p>
            </table:table-cell>
            <table:table-cell office:value-type="float" office:value="378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